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H</mi>
      <mrow>
        <mo stretchy="false">(</mo>
        <mrow>
          <mi>q</mi>
          <mi>,</mi>
          <mi>p</mi>
        </mrow>
        <mo stretchy="false">)</mo>
      </mrow>
      <mrow>
        <mi/>
        <mo stretchy="false">=</mo>
        <mi/>
      </mrow>
      <mfrac>
        <msup>
          <mi>p</mi>
          <mn>2</mn>
        </msup>
        <mrow>
          <mn>2</mn>
          <mi>m</mi>
        </mrow>
      </mfrac>
      <mrow>
        <mi/>
        <mo stretchy="false">+</mo>
        <mi/>
      </mrow>
      <mfrac>
        <mn>1</mn>
        <mn>2</mn>
      </mfrac>
      <mi>m</mi>
      <msup>
        <mo stretchy="false">ω</mo>
        <mn>2</mn>
      </msup>
      <msup>
        <mi>q</mi>
        <mn>2</mn>
      </msup>
      <mi/>
      <mtext> ; </mtext>
      <mi/>
      <msup>
        <mo stretchy="false">ω</mo>
        <mn>2</mn>
      </msup>
      <mrow>
        <mi/>
        <mo stretchy="false">=</mo>
        <mi/>
      </mrow>
      <mfrac>
        <mi>k</mi>
        <mi>m</mi>
      </mfrac>
    </mrow>
    <annotation encoding="StarMath 5.0">H(q,p) `=` p^2 over {2 m} `+` 1 over 2 m %iomega ^2 q^2 `" ; "~ %iomega ^2 `=` k over m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3:34:35.006000000</meta:creation-date>
    <meta:generator>LibreOffice/4.1.4.2$Windows_x86 LibreOffice_project/0a0440ccc0227ad9829de5f46be37cfb6edcf72</meta:generator>
  </office:meta>
</office:document-meta>
</file>